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hyphenation-ladder-count="no-limit" fo:text-indent="0in" style:auto-text-indent="false" fo:background-color="transparent"/>
      <style:text-properties officeooo:paragraph-rsid="000c3e9b" fo:hyphenate="false"/>
    </style:style>
    <style:style style:name="P2" style:family="paragraph" style:parent-style-name="Standard">
      <loext:graphic-properties draw:fill="none"/>
      <style:paragraph-properties fo:margin-left="0in" fo:margin-right="0in" fo:hyphenation-ladder-count="no-limit" fo:text-indent="0in" style:auto-text-indent="false" fo:background-color="transparent"/>
      <style:text-properties officeooo:paragraph-rsid="00173820" fo:hyphenate="false"/>
    </style:style>
    <style:style style:name="P3" style:family="paragraph" style:parent-style-name="Standard" style:master-page-name="MP0">
      <loext:graphic-properties draw:fill="none"/>
      <style:paragraph-properties fo:margin-left="0in" fo:margin-right="0in" fo:hyphenation-ladder-count="no-limit" fo:text-indent="0in" style:auto-text-indent="false" style:page-number="auto" fo:break-before="page" fo:background-color="transparent"/>
      <style:text-properties officeooo:paragraph-rsid="000c3e9b" fo:hyphenate="false"/>
    </style:style>
    <style:style style:name="P4" style:family="paragraph" style:parent-style-name="Standard">
      <loext:graphic-properties draw:fill="none"/>
      <style:paragraph-properties fo:margin-left="0in" fo:margin-right="0in" fo:hyphenation-ladder-count="no-limit" fo:text-indent="0in" style:auto-text-indent="false" fo:background-color="transparent"/>
      <style:text-properties officeooo:paragraph-rsid="001b879a" fo:hyphenate="false"/>
    </style:style>
    <style:style style:name="T1" style:family="text">
      <style:text-properties style:font-name="Consolas" fo:font-size="8pt" fo:background-color="#729fcf" loext:char-shading-value="0" style:font-size-asian="8pt" style:font-size-complex="8pt"/>
    </style:style>
    <style:style style:name="T2" style:family="text">
      <style:text-properties style:font-name="Consolas" fo:font-size="8pt" fo:background-color="#77bc65" loext:char-shading-value="0" style:font-size-asian="8pt" style:font-size-complex="8pt"/>
    </style:style>
    <style:style style:name="T3" style:family="text">
      <style:text-properties style:font-name="Consolas" fo:font-size="8pt" fo:background-color="#afd095" loext:char-shading-value="0" style:font-size-asian="8pt" style:font-size-complex="8pt"/>
    </style:style>
    <style:style style:name="T4" style:family="text">
      <style:text-properties style:font-name="Consolas" fo:font-size="8pt" fo:background-color="#dde8cb" loext:char-shading-value="0" style:font-size-asian="8pt" style:font-size-complex="8pt"/>
    </style:style>
    <style:style style:name="T5" style:family="text">
      <style:text-properties style:font-name="Consolas" fo:font-size="8pt" fo:background-color="transparent" loext:char-shading-value="0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Default_20_Paragraph_20_Font"><text:span text:style-name="T1">H Ä U F I G E <text:s text:c="223"/></text:span></text:span></text:p>
      <text:p text:style-name="P2"><text:span text:style-name="Default_20_Paragraph_20_Font"><text:span text:style-name="T5"><text:s text:c="9"/></text:span></text:span></text:p>
      <text:p text:style-name="P2"><text:span text:style-name="Default_20_Paragraph_20_Font"><text:span text:style-name="T5"><text:s text:c="215"/></text:span></text:span></text:p>
      <text:p text:style-name="P1"><text:span text:style-name="Default_20_Paragraph_20_Font"><text:span text:style-name="T2">Temporal <text:s text:c="223"/></text:span></text:span></text:p>
      <text:p text:style-name="P1"><text:span text:style-name="Default_20_Paragraph_20_Font"><text:span text:style-name="T4">ab <text:s text:c="223"/></text:span></text:span></text:p>
      <text:p text:style-name="P1"><text:span text:style-name="Default_20_Paragraph_20_Font"><text:span text:style-name="T4">- <text:s text:c="2"/>Zeitdauer mit Angabe des Anfangspunktes <text:s text:c="16"/>Ab heute bin ich wieder zu Hause. <text:s text:c="223"/></text:span></text:span></text:p>
      <text:p text:style-name="P1"><text:span text:style-name="Default_20_Paragraph_20_Font"><text:span text:style-name="T5">an <text:s text:c="223"/></text:span></text:span></text:p>
      <text:p text:style-name="P1"><text:span text:style-name="Default_20_Paragraph_20_Font"><text:span text:style-name="T5">- <text:s text:c="2"/>Zeitpunkt, Zeitdauer <text:s text:c="35"/>Am Abend hat es geregnet. <text:s text:c="223"/></text:span></text:span></text:p>
      <text:p text:style-name="P1"><text:span text:style-name="Default_20_Paragraph_20_Font"><text:span text:style-name="T4">auf <text:s text:c="223"/></text:span></text:span></text:p>
      <text:p text:style-name="P1"><text:span text:style-name="Default_20_Paragraph_20_Font"><text:span text:style-name="T4">- <text:s text:c="2"/>Zeitdauer <text:s text:c="46"/>Er hat auf der Feier zu viel getrunken. <text:s text:c="223"/></text:span></text:span></text:p>
      <text:p text:style-name="P1"><text:span text:style-name="Default_20_Paragraph_20_Font"><text:span text:style-name="T4">- <text:s text:c="2"/>Bevorstehende festgelegte Zeitdauer <text:s text:c="20"/>Zinsen werden auf längere Zeit niedrig bleiben. <text:s text:c="223"/></text:span></text:span></text:p>
      <text:p text:style-name="P1"><text:span text:style-name="Default_20_Paragraph_20_Font"><text:span text:style-name="T4">- <text:s text:c="2"/>Bezeichnet die Wende von einem Tag, Jahr zum anderen. <text:s text:c="2"/>Im Winter von 1980 auf 1981 lebte ich in Köln. <text:s text:c="223"/></text:span></text:span></text:p>
      <text:p text:style-name="P1"><text:span text:style-name="Default_20_Paragraph_20_Font"><text:span text:style-name="T5">bei <text:s text:c="223"/></text:span></text:span></text:p>
      <text:p text:style-name="P1"><text:span text:style-name="Default_20_Paragraph_20_Font"><text:span text:style-name="T5">- <text:s text:c="2"/>Gleichzeitigkeit, Zeitpunkt <text:s text:c="28"/>Vorsicht bei der Abfahrt des Zuges! <text:s text:c="223"/></text:span></text:span></text:p>
      <text:p text:style-name="P1"><text:span text:style-name="Default_20_Paragraph_20_Font"><text:span text:style-name="T5">- <text:s text:c="2"/>Gleichzeitigkeit, Zeitdauer <text:s text:c="28"/>Beim Essen soll man kein Wasser trinken. <text:s text:c="223"/></text:span></text:span></text:p>
      <text:p text:style-name="P1"><text:span text:style-name="Default_20_Paragraph_20_Font"><text:span text:style-name="T4">bis <text:s text:c="223"/></text:span></text:span></text:p>
      <text:p text:style-name="P1"><text:span text:style-name="Default_20_Paragraph_20_Font"><text:span text:style-name="T4">- <text:s text:c="2"/>bezeichnet eine Grenze, ein Ziel, einen Endpunkt <text:s text:c="7"/>Bis zu unserem nächsten Wiedersehen werde ich alles erledigen. <text:s text:c="223"/></text:span></text:span></text:p>
      <text:p text:style-name="P1"><text:span text:style-name="Default_20_Paragraph_20_Font"><text:span text:style-name="T5">für <text:s text:c="223"/></text:span></text:span></text:p>
      <text:p text:style-name="P1"><text:span text:style-name="Default_20_Paragraph_20_Font"><text:span text:style-name="T5">- <text:s text:c="2"/>Zeitdauer <text:s text:c="46"/>Er will für zehn Tage verreisen. <text:s text:c="223"/></text:span></text:span></text:p>
      <text:p text:style-name="P1"><text:span text:style-name="Default_20_Paragraph_20_Font"><text:span text:style-name="T5">- <text:s text:c="2"/>(zukünftiger) Zeitpunkt <text:s text:c="32"/>Er hat den Bewerber für 17 Uhr bestellt. <text:s text:c="223"/></text:span></text:span></text:p>
      <text:p text:style-name="P1"><text:span text:style-name="Default_20_Paragraph_20_Font"><text:span text:style-name="T4">gegen <text:s text:c="223"/></text:span></text:span></text:p>
      <text:p text:style-name="P1"><text:span text:style-name="Default_20_Paragraph_20_Font"><text:span text:style-name="T4">- <text:s text:c="2"/>bezeichnet einen Zeitpunkt, <text:s text:c="28"/>Ich kann dich erst gegen Abend abholen. <text:s text:c="223"/></text:span></text:span></text:p>
      <text:p text:style-name="P1"><text:span text:style-name="Default_20_Paragraph_20_Font"><text:span text:style-name="T4"><text:s text:c="6"/>der ungefähr dem genannten entspricht <text:s text:c="242"/></text:span></text:span></text:p>
      <text:p text:style-name="P1"><text:span text:style-name="Default_20_Paragraph_20_Font"><text:span text:style-name="T5">in <text:s text:c="223"/></text:span></text:span></text:p>
      <text:p text:style-name="P1"><text:span text:style-name="Default_20_Paragraph_20_Font"><text:span text:style-name="T5"><text:s text:c="4"/>Angabe einer Zeit,.. <text:s text:c="223"/></text:span></text:span></text:p>
      <text:p text:style-name="P1"><text:span text:style-name="Default_20_Paragraph_20_Font"><text:span text:style-name="T5">- <text:s text:c="2"/>.., innerhalb derer etwas vor sich geht <text:s text:c="16"/>Er las das Buch in 3 Stunden. <text:s text:c="223"/></text:span></text:span></text:p>
      <text:p text:style-name="P1"><text:span text:style-name="Default_20_Paragraph_20_Font"><text:span text:style-name="T5">- <text:s text:c="2"/>.., nach deren Verlauf etwas vor sich geht <text:s text:c="13"/>In einer Stunde wollen wir essen. <text:s text:c="223"/></text:span></text:span></text:p>
      <text:p text:style-name="P1"><text:span text:style-name="Default_20_Paragraph_20_Font"><text:span text:style-name="T4">mit <text:s text:c="223"/></text:span></text:span></text:p>
      <text:p text:style-name="P1"><text:span text:style-name="Default_20_Paragraph_20_Font"><text:span text:style-name="T4">- <text:s text:c="2"/>bezeichnet die Gleichzeitigkeit eines Vorganges, <text:s text:c="7"/>Mit Tagesanbruch machten wir uns auf den Weg. <text:s text:c="223"/></text:span></text:span></text:p>
      <text:p text:style-name="P1"><text:span text:style-name="Default_20_Paragraph_20_Font"><text:span text:style-name="T4"><text:s text:c="4"/>Zustandes mit einem bestimmten Zeitpunkt <text:s text:c="15"/>Mit fünf Jahren lernte er lesen. <text:s text:c="223"/></text:span></text:span></text:p>
      <text:p text:style-name="P1"><text:span text:style-name="Default_20_Paragraph_20_Font"><text:span text:style-name="T5">nach <text:s text:c="223"/></text:span></text:span></text:p>
      <text:p text:style-name="P1"><text:span text:style-name="Default_20_Paragraph_20_Font"><text:span text:style-name="T5">- <text:s text:c="2"/>ezeichnet einen Zeitpunkt, der einem anderen <text:s text:c="11"/>Nach einer Minute war unser Gespräch schon beendet. <text:s text:c="232"/></text:span></text:span></text:p>
      <text:p text:style-name="P1"><text:span text:style-name="Default_20_Paragraph_20_Font"><text:span text:style-name="T5"><text:s text:c="6"/>Zeitpunkt oder Vorgang unmittelbar oder später folgt <text:s text:c="237"/></text:span></text:span></text:p>
      <text:p text:style-name="P1"><text:span text:style-name="Default_20_Paragraph_20_Font"><text:span text:style-name="T4">über <text:s text:c="223"/></text:span></text:span></text:p>
      <text:p text:style-name="P1"><text:span text:style-name="Default_20_Paragraph_20_Font"><text:span text:style-name="T4">- <text:s text:c="2"/>bezeichnet einen bestimmten Zeitraum, <text:s text:c="18"/>Das Theater ist über die Feiertage geschlossen. <text:s text:c="223"/></text:span></text:span></text:p>
      <text:p text:style-name="P1"><text:span text:style-name="Default_20_Paragraph_20_Font"><text:span text:style-name="T4"><text:s text:c="6"/>in dem etwas vor sich geht, weist auf den vollen Umfang des Zeitraums hin <text:s text:c="223"/></text:span></text:span></text:p>
      <text:p text:style-name="P1"><text:span text:style-name="Default_20_Paragraph_20_Font"><text:span text:style-name="T5">um <text:s text:c="223"/></text:span></text:span></text:p>
      <text:p text:style-name="P1"><text:span text:style-name="Default_20_Paragraph_20_Font"><text:span text:style-name="T5">- <text:s text:c="2"/>in Verbindung mit der Angabe der Uhrzeit, <text:s text:c="14"/>Die Veranstaltung beginnt um 20 Uhr. <text:s text:c="223"/></text:span></text:span></text:p>
      <text:p text:style-name="P1"><text:span text:style-name="Default_20_Paragraph_20_Font"><text:span text:style-name="T5"><text:s text:c="6"/>bezeichnet einen genauen Zeitpunkt <text:s text:c="245"/></text:span></text:span></text:p>
      <text:p text:style-name="P1"><text:span text:style-name="Default_20_Paragraph_20_Font"><text:span text:style-name="T5">- <text:s text:c="2"/>bezeichnet eine ungefähre Zeitangabe, oft (bei <text:s text:c="9"/>Wir treffen uns wieder um Weihnachten (herum). <text:s text:c="223"/></text:span></text:span></text:p>
      <text:p text:style-name="P1"><text:span text:style-name="Default_20_Paragraph_20_Font"><text:span text:style-name="T5"><text:s text:c="6"/>Angabe der Uhrzeit stets) in Korrelation mit herum <text:s text:c="223"/></text:span></text:span></text:p>
      <text:p text:style-name="P1"><text:span text:style-name="Default_20_Paragraph_20_Font"><text:span text:style-name="T4">von <text:s text:c="223"/></text:span></text:span></text:p>
      <text:p text:style-name="P1"><text:span text:style-name="Default_20_Paragraph_20_Font"><text:span text:style-name="T4"><text:s text:c="4"/>gibt an, dass ein Zeitpunkt.. <text:s text:c="223"/></text:span></text:span></text:p>
      <text:p text:style-name="P1"><text:span text:style-name="Default_20_Paragraph_20_Font"><text:span text:style-name="T4">- <text:s text:c="2"/>..Ausgangspunkt eines zeitlichen Ablaufs ist <text:s text:c="11"/>Sie kannten sich von Kindheit an. <text:s text:c="223"/></text:span></text:span></text:p>
      <text:p text:style-name="P1"><text:span text:style-name="Default_20_Paragraph_20_Font"><text:span text:style-name="T4">- <text:s text:c="2"/>..Beginn einer Zeitspanne ist <text:s text:c="26"/>Das Geschäft ist von Montag bis Freitag geöffnet. <text:s text:c="223"/></text:span></text:span></text:p>
      <text:p text:style-name="P1"><text:span text:style-name="Default_20_Paragraph_20_Font"><text:span text:style-name="T5">vor <text:s text:c="223"/></text:span></text:span></text:p>
      <text:p text:style-name="P1"><text:span text:style-name="Default_20_Paragraph_20_Font"><text:span text:style-name="T5"><text:s text:c="4"/>bezeichnet einen Zeitpunkt,.. <text:s text:c="223"/></text:span></text:span></text:p>
      <text:p text:style-name="P1"><text:span text:style-name="Default_20_Paragraph_20_Font"><text:span text:style-name="T5">- <text:s text:c="2"/>.., der einem anderen Zeitpunkt oder Vorgang vorausgeht Das geschah einen Tag vor seiner Abreise. <text:s text:c="223"/></text:span></text:span></text:p>
      <text:p text:style-name="P1"><text:span text:style-name="Default_20_Paragraph_20_Font"><text:span text:style-name="T5">- <text:s text:c="2"/>.., der eine (bestimmte) Zeitspanne zurückliegt <text:s text:c="8"/>Der Dichter wurde hier vor zweihundert Jahren geboren. <text:s text:c="223"/></text:span></text:span></text:p>
      <text:p text:style-name="P1"><text:span text:style-name="Default_20_Paragraph_20_Font"><text:span text:style-name="T5">- <text:s text:c="2"/>bezeichnet eine zeitliche Reihenfolge <text:s text:c="18"/>Vor den Nachrichten lief eine Musiksendung. <text:s text:c="223"/></text:span></text:span></text:p>
      <text:p text:style-name="P1"><text:span text:style-name="Default_20_Paragraph_20_Font"><text:span text:style-name="T4">zu <text:s text:c="223"/></text:span></text:span></text:p>
      <text:p text:style-name="P1"><text:span text:style-name="Default_20_Paragraph_20_Font"><text:span text:style-name="T4">- <text:s text:c="2"/>bezeichnet einen Zeitpunkt <text:s text:c="29"/>Die Apotheke ist zu jeder Tages- und Nachtzeit dienstbereit. <text:s text:c="223"/></text:span></text:span></text:p>
      <text:p text:style-name="P1"><text:span text:style-name="Default_20_Paragraph_20_Font"><text:span text:style-name="T4">- <text:s text:c="2"/>bezeichnet eine Zeitspanne, <text:s text:c="28"/>Zu jener Zeit dachte man darüber anders als heute. <text:s text:c="223"/></text:span></text:span></text:p>
      <text:p text:style-name="P1"><text:span text:style-name="Default_20_Paragraph_20_Font"><text:span text:style-name="T4"><text:s text:c="6"/>innerhalb derer etwas vor sich geht <text:s text:c="228"/></text:span></text:span></text:p>
      <text:p text:style-name="P1"><text:span text:style-name="Default_20_Paragraph_20_Font"><text:span text:style-name="T4">- <text:s text:c="2"/>bezeichnet die Wende von einem Tag auf den anderen, <text:s text:c="4"/>Der Winter von 1929 zu 1930 war besonders kalt. <text:s text:c="223"/></text:span></text:span></text:p>
      <text:p text:style-name="P1"><text:span text:style-name="Default_20_Paragraph_20_Font"><text:span text:style-name="T4"><text:s text:c="6"/>von einem Jahr auf das andere <text:s text:c="223"/></text:span></text:span></text:p>
      <text:p text:style-name="P1"><text:span text:style-name="Default_20_Paragraph_20_Font"><text:span text:style-name="T5">zwischen <text:s text:c="223"/></text:span></text:span></text:p>
      <text:p text:style-name="P1"><text:span text:style-name="Default_20_Paragraph_20_Font"><text:span text:style-name="T5">- <text:s text:c="2"/>innerhalb eines bestimmten Zeitraums, Zeitpunkts <text:s text:c="7"/>Das geschah zwischen dem 1. und 5. Mai. <text:s text:c="223"/></text:span></text:span></text:p>
      <text:p text:style-name="P2"><text:span text:style-name="Default_20_Paragraph_20_Font"><text:span text:style-name="T5"><text:s text:c="16"/></text:span></text:span></text:p>
      <text:p text:style-name="P2"><text:span text:style-name="Default_20_Paragraph_20_Font"><text:span text:style-name="T5"><text:s text:c="208"/></text:span></text:span></text:p>
      <text:p text:style-name="P1"><text:span text:style-name="Default_20_Paragraph_20_Font"><text:span text:style-name="T2">Kausal <text:s text:c="223"/></text:span></text:span></text:p>
      <text:p text:style-name="P1"><text:span text:style-name="Default_20_Paragraph_20_Font"><text:span text:style-name="T4">auf <text:s text:c="223"/></text:span></text:span></text:p>
      <text:p text:style-name="P1"><text:span text:style-name="Default_20_Paragraph_20_Font"><text:span text:style-name="T4">- <text:s text:c="2"/>Bezeichnet den Grund <text:s text:c="23"/>Auf den Rat des Arztes (hin) hat er das Rauchen sofort aufgegeben. <text:s text:c="223"/></text:span></text:span></text:p>
      <text:p text:style-name="P1"><text:span text:style-name="Default_20_Paragraph_20_Font"><text:span text:style-name="T5">aus <text:s text:c="223"/></text:span></text:span></text:p>
      <text:p text:style-name="P1"><text:span text:style-name="Default_20_Paragraph_20_Font"><text:span text:style-name="T5">- <text:s text:c="2"/>Bezeichnet den Grund <text:s text:c="23"/>Er hat das aus Versehen gemacht. <text:s text:c="223"/></text:span></text:span></text:p>
      <text:p text:style-name="P1"><text:span text:style-name="Default_20_Paragraph_20_Font"><text:span text:style-name="T4">bei <text:s text:c="223"/></text:span></text:span></text:p>
      <text:p text:style-name="P1"><text:span text:style-name="Default_20_Paragraph_20_Font"><text:span text:style-name="T4">- <text:s text:c="2"/>Bezeichnet den Grund <text:s text:c="23"/>Bei so starken Schneefällen sind die Wege unpassierbar. <text:s text:c="223"/></text:span></text:span></text:p>
      <text:p text:style-name="P1"><text:span text:style-name="Default_20_Paragraph_20_Font"><text:span text:style-name="T5">von <text:s text:c="223"/></text:span></text:span></text:p>
      <text:p text:style-name="P1"><text:span text:style-name="Default_20_Paragraph_20_Font"><text:span text:style-name="T5">- <text:s text:c="2"/>gibt die Ursache an <text:s text:c="24"/>Er erwachte von dem Lärm. <text:s text:c="223"/></text:span></text:span></text:p>
      <text:p text:style-name="P1"><text:span text:style-name="Default_20_Paragraph_20_Font"><text:span text:style-name="T5">- <text:s text:c="2"/>dient in passivischen Sätzen der Angabe <text:s text:c="4"/>Das Kind wurde von der Mutter gerufen. <text:s text:c="223"/></text:span></text:span></text:p>
      <text:p text:style-name="P1"><text:span text:style-name="Default_20_Paragraph_20_Font"><text:span text:style-name="T5"><text:s text:c="6"/>des logischen Subjekts, wenn dieses wirkende Ursache, <text:s text:c="223"/></text:span></text:span></text:p>
      <text:p text:style-name="P1"><text:span text:style-name="Default_20_Paragraph_20_Font"><text:span text:style-name="T5"><text:s text:c="6"/>unmittelbarer Ausgangspunkt des Geschehens ist <text:s text:c="223"/></text:span></text:span></text:p>
      <text:p text:style-name="P1"><text:span text:style-name="Default_20_Paragraph_20_Font"><text:span text:style-name="T4">vor <text:s text:c="223"/></text:span></text:span></text:p>
      <text:p text:style-name="P1"><text:span text:style-name="Default_20_Paragraph_20_Font"><text:span text:style-name="T4">- <text:s text:c="2"/>gibt den Grund für einen Zustand, <text:s text:c="10"/>Sie strahlt vor Freude. <text:s text:c="223"/></text:span></text:span></text:p>
      <text:p text:style-name="P1"><text:span text:style-name="Default_20_Paragraph_20_Font"><text:span text:style-name="T4"><text:s text:c="6"/>für eine Gemütsbewegung und deren unwillkürliche Äußerung an <text:s text:c="223"/></text:span></text:span></text:p>
      <text:p text:style-name="P1"><text:span text:style-name="Default_20_Paragraph_20_Font"><text:span text:style-name="T5"><text:s text:c="224"/></text:span></text:span></text:p>
      <text:p text:style-name="P1"><text:soft-page-break/><text:span text:style-name="Default_20_Paragraph_20_Font"><text:span text:style-name="T2">Modal <text:s text:c="223"/></text:span></text:span></text:p>
      <text:p text:style-name="P1"><text:span text:style-name="Default_20_Paragraph_20_Font"><text:span text:style-name="T4">auf <text:s text:c="223"/></text:span></text:span></text:p>
      <text:p text:style-name="P1"><text:span text:style-name="Default_20_Paragraph_20_Font"><text:span text:style-name="T4">- <text:s text:c="2"/>Bezeichnet die Art und Weise <text:s text:c="15"/>Er studiert auf Staatskosten. <text:s text:c="223"/></text:span></text:span></text:p>
      <text:p text:style-name="P1"><text:span text:style-name="Default_20_Paragraph_20_Font"><text:span text:style-name="T4">- <text:s text:c="2"/>Vor Sprachbezeichnungen <text:s text:c="20"/>Er hat ihr das Kompliment auf Deutsch gemacht. <text:s text:c="223"/></text:span></text:span></text:p>
      <text:p text:style-name="P1"><text:span text:style-name="Default_20_Paragraph_20_Font"><text:span text:style-name="T5">aus <text:s text:c="223"/></text:span></text:span></text:p>
      <text:p text:style-name="P1"><text:span text:style-name="Default_20_Paragraph_20_Font"><text:span text:style-name="T5">- <text:s text:c="2"/>stoffliche Beschaffenheit <text:s text:c="18"/>Eine Kette aus Gold. <text:s text:c="223"/></text:span></text:span></text:p>
      <text:p text:style-name="P1"><text:span text:style-name="Default_20_Paragraph_20_Font"><text:span text:style-name="T5">- <text:s text:c="2"/>Zustandsveränderung <text:s text:c="24"/>Aus ihm wurde ein Spitzensportler. <text:s text:c="223"/></text:span></text:span></text:p>
      <text:p text:style-name="P1"><text:span text:style-name="Default_20_Paragraph_20_Font"><text:span text:style-name="T4">bis <text:s text:c="223"/></text:span></text:span></text:p>
      <text:p text:style-name="P1"><text:span text:style-name="Default_20_Paragraph_20_Font"><text:span text:style-name="T4"><text:s text:c="4"/>in Kombination mit [auf] schließt an der äußersten.. <text:s text:c="223"/></text:span></text:span></text:p>
      <text:p text:style-name="P1"><text:span text:style-name="Default_20_Paragraph_20_Font"><text:span text:style-name="T4">- <text:s text:c="2"/>..Grenze etwas ein <text:s text:c="25"/>Er hat sein Geld bis auf den letzten Cent ausgegeben. <text:s text:c="223"/></text:span></text:span></text:p>
      <text:p text:style-name="P1"><text:span text:style-name="Default_20_Paragraph_20_Font"><text:span text:style-name="T4">- <text:s text:c="2"/>..Grenze etwas aus <text:s text:c="25"/>Ich habe das ganze Buch bereits gelesen bis auf die Schlußbemerkungen. <text:s text:c="223"/></text:span></text:span></text:p>
      <text:p text:style-name="P1"><text:span text:style-name="Default_20_Paragraph_20_Font"><text:span text:style-name="T4">- <text:s text:c="2"/>begrenzt vor Zahlen einen nicht genau <text:s text:c="6"/>Wir sind gestern 20 bis 25 Kilometer gelaufen. <text:s text:c="223"/></text:span></text:span></text:p>
      <text:p text:style-name="P1"><text:span text:style-name="Default_20_Paragraph_20_Font"><text:span text:style-name="T4"><text:s text:c="6"/>angegebenen Wert, über den etwas. nicht hinausgeht <text:s text:c="223"/></text:span></text:span></text:p>
      <text:p text:style-name="P1"><text:span text:style-name="Default_20_Paragraph_20_Font"><text:span text:style-name="T5">durch <text:s text:c="223"/></text:span></text:span></text:p>
      <text:p text:style-name="P1"><text:span text:style-name="Default_20_Paragraph_20_Font"><text:span text:style-name="T5">- <text:s text:c="2"/>Urheber, Ursache, Agens <text:s text:c="28"/>Die Fabrik wurde durch einen Brand vernichtet. <text:s text:c="223"/></text:span></text:span></text:p>
      <text:p text:style-name="P1"><text:span text:style-name="Default_20_Paragraph_20_Font"><text:span text:style-name="T5">- <text:s text:c="2"/>bezeichnet das als Mittler dienende Zwischenglied <text:s text:c="2"/>Durch Beharrlichkeit kommt man ans Ziel. <text:s text:c="223"/></text:span></text:span></text:p>
      <text:p text:style-name="P1"><text:span text:style-name="Default_20_Paragraph_20_Font"><text:span text:style-name="T4">für <text:s text:c="223"/></text:span></text:span></text:p>
      <text:p text:style-name="P1"><text:span text:style-name="Default_20_Paragraph_20_Font"><text:span text:style-name="T4">- <text:s text:c="2"/>bezeichnet das Förderliche einer Handlung, <text:s text:c="9"/>Er arbeitet für seine Familie. <text:s text:c="223"/></text:span></text:span></text:p>
      <text:p text:style-name="P1"><text:span text:style-name="Default_20_Paragraph_20_Font"><text:span text:style-name="T4"><text:s text:c="6"/>die Förderung einer Person, Sache <text:s text:c="227"/></text:span></text:span></text:p>
      <text:p text:style-name="P1"><text:span text:style-name="Default_20_Paragraph_20_Font"><text:span text:style-name="T4">- <text:s text:c="2"/>bezeichnet die Bestimmung, Zugehörigkeit <text:s text:c="11"/>Ein Heim für elternlose Kinder. <text:s text:c="223"/></text:span></text:span></text:p>
      <text:p text:style-name="P1"><text:span text:style-name="Default_20_Paragraph_20_Font"><text:span text:style-name="T4">- <text:s text:c="2"/>bezeichnet eine allgemeine Beziehung <text:s text:c="15"/>Für diese Stadt ist die Einwohnerzahl nicht bekannt. <text:s text:c="223"/></text:span></text:span></text:p>
      <text:p text:style-name="P1"><text:span text:style-name="Default_20_Paragraph_20_Font"><text:span text:style-name="T4">- <text:s text:c="2"/>bezeichnet den Gegenwert <text:s text:c="27"/>Er hat das Auto für 5000 Euro bekommen. <text:s text:c="223"/></text:span></text:span></text:p>
      <text:p text:style-name="P1"><text:span text:style-name="Default_20_Paragraph_20_Font"><text:span text:style-name="T4">- <text:s text:c="2"/>bezeichnet die Stellvertretung <text:s text:c="21"/>Sie hat für mich unterschrieben. <text:s text:c="223"/></text:span></text:span></text:p>
      <text:p text:style-name="P1"><text:span text:style-name="Default_20_Paragraph_20_Font"><text:span text:style-name="T4">- <text:s text:c="2"/>bezeichnet die Aufeinanderfolge <text:s text:c="20"/>Er hat seinen Wunsch Wort für Wort mehrmals wiederholt. <text:s text:c="223"/></text:span></text:span></text:p>
      <text:p text:style-name="P1"><text:span text:style-name="Default_20_Paragraph_20_Font"><text:span text:style-name="T4"><text:s text:c="6"/>(zwischen zwei gleichen Substantiven) <text:s text:c="223"/></text:span></text:span></text:p>
      <text:p text:style-name="P1"><text:span text:style-name="Default_20_Paragraph_20_Font"><text:span text:style-name="T4">- <text:s text:c="2"/>bezeichnet den Vergleich zur Norm <text:s text:c="18"/>Für die Jahreszeit ist es zu kalt. <text:s text:c="223"/></text:span></text:span></text:p>
      <text:p text:style-name="P1"><text:span text:style-name="Default_20_Paragraph_20_Font"><text:span text:style-name="T5">gegen <text:s text:c="223"/></text:span></text:span></text:p>
      <text:p text:style-name="P1"><text:span text:style-name="Default_20_Paragraph_20_Font"><text:span text:style-name="T5">- <text:s text:c="2"/>bezeichnet in Verbindung mit Zahlen eine Menge, <text:s text:c="4"/>Es waren gegen vierzig Kinder in der Klasse. <text:s text:c="223"/></text:span></text:span></text:p>
      <text:p text:style-name="P1"><text:span text:style-name="Default_20_Paragraph_20_Font"><text:span text:style-name="T5"><text:s text:c="6"/>Größe, die ungefähr der genannten Zahl entspricht <text:s text:c="223"/></text:span></text:span></text:p>
      <text:p text:style-name="P1"><text:span text:style-name="Default_20_Paragraph_20_Font"><text:span text:style-name="T5">- <text:s text:c="2"/>bezeichnet einen Vergleich <text:s text:c="25"/>Gegen gestern ist es heute kalt. <text:s text:c="223"/></text:span></text:span></text:p>
      <text:p text:style-name="P1"><text:span text:style-name="Default_20_Paragraph_20_Font"><text:span text:style-name="T5">- <text:s text:c="2"/>bezeichnet einen Austausch <text:s text:c="25"/>Das Medikament gibt es nur gegen Rezept. <text:s text:c="223"/></text:span></text:span></text:p>
      <text:p text:style-name="P1"><text:span text:style-name="Default_20_Paragraph_20_Font"><text:span text:style-name="T4">gegenüber <text:s text:c="223"/></text:span></text:span></text:p>
      <text:p text:style-name="P1"><text:span text:style-name="Default_20_Paragraph_20_Font"><text:span text:style-name="T4">- <text:s text:c="2"/>bezeichnet eine persönliche Beziehung <text:s text:c="14"/>Sie hat ihm gegenüber Hemmungen. <text:s text:c="223"/></text:span></text:span></text:p>
      <text:p text:style-name="P1"><text:span text:style-name="Default_20_Paragraph_20_Font"><text:span text:style-name="T4"><text:s text:c="6"/>zu einer Person, Sache <text:s text:c="223"/></text:span></text:span></text:p>
      <text:p text:style-name="P1"><text:span text:style-name="Default_20_Paragraph_20_Font"><text:span text:style-name="T4">- <text:s text:c="2"/>bezeichnet einen Vergleich <text:s text:c="25"/>Gegenüber einer öffentlichen Schule hat eine private viele Vorteile. <text:s text:c="223"/></text:span></text:span></text:p>
      <text:p text:style-name="P1"><text:span text:style-name="Default_20_Paragraph_20_Font"><text:span text:style-name="T5">in <text:s text:c="223"/></text:span></text:span></text:p>
      <text:p text:style-name="P1"><text:span text:style-name="Default_20_Paragraph_20_Font"><text:span text:style-name="T5">- <text:s text:c="2"/>bezeichnet die Art und Weise <text:s text:c="23"/>Meine Freunde sind immer in guter Laune. <text:s text:c="223"/></text:span></text:span></text:p>
      <text:p text:style-name="P1"><text:span text:style-name="Default_20_Paragraph_20_Font"><text:span text:style-name="T4">mit <text:s text:c="223"/></text:span></text:span></text:p>
      <text:p text:style-name="P1"><text:span text:style-name="Default_20_Paragraph_20_Font"><text:span text:style-name="T4">- <text:s text:c="2"/>weist auf etwas Gemeinsames, Zusammengehöriges hin <text:s/>Er wohnt mit seinen Eltern in einem Vorort. <text:s text:c="223"/></text:span></text:span></text:p>
      <text:p text:style-name="P1"><text:span text:style-name="Default_20_Paragraph_20_Font"><text:span text:style-name="T4"><text:s text:c="56"/>Ein Mädchen mit blondem Haar. <text:s text:c="223"/></text:span></text:span></text:p>
      <text:p text:style-name="P1"><text:span text:style-name="Default_20_Paragraph_20_Font"><text:span text:style-name="T4"><text:s text:c="56"/>Er sprach mit leiser Stimme. <text:s text:c="223"/></text:span></text:span></text:p>
      <text:p text:style-name="P1"><text:span text:style-name="Default_20_Paragraph_20_Font"><text:span text:style-name="T5">nach <text:s text:c="223"/></text:span></text:span></text:p>
      <text:p text:style-name="P1"><text:span text:style-name="Default_20_Paragraph_20_Font"><text:span text:style-name="T5">- <text:s text:c="2"/>weist auf etwas hin, das als Maßstab, Vorbild gilt <text:s/>Alles verlief nach Wunsch. <text:s text:c="223"/></text:span></text:span></text:p>
      <text:p text:style-name="P1"><text:span text:style-name="Default_20_Paragraph_20_Font"><text:span text:style-name="T4">ohne <text:s text:c="223"/></text:span></text:span></text:p>
      <text:p text:style-name="P1"><text:span text:style-name="Default_20_Paragraph_20_Font"><text:span text:style-name="T4">- <text:s text:c="2"/>nicht gerechnet <text:s text:c="36"/>Das Zimmer kostet ohne Heizung 70 Euro. <text:s text:c="223"/></text:span></text:span></text:p>
      <text:p text:style-name="P1"><text:span text:style-name="Default_20_Paragraph_20_Font"><text:span text:style-name="T5">unter <text:s text:c="223"/></text:span></text:span></text:p>
      <text:p text:style-name="P1"><text:span text:style-name="Default_20_Paragraph_20_Font"><text:span text:style-name="T5">- <text:s text:c="2"/>bezeichnet einen Begleitumstand <text:s text:c="20"/>Unter Protest der Anwesenden betrat er den Saal. <text:s text:c="223"/></text:span></text:span></text:p>
      <text:p text:style-name="P1"><text:span text:style-name="Default_20_Paragraph_20_Font"><text:span text:style-name="T4">von <text:s text:c="223"/></text:span></text:span></text:p>
      <text:p text:style-name="P1"><text:span text:style-name="Default_20_Paragraph_20_Font"><text:span text:style-name="T4">- <text:s text:c="2"/>gibt an, dass jemand / etwas. in einer <text:s text:c="13"/>Eine Frau von großer Schönheit. <text:s text:c="223"/></text:span></text:span></text:p>
      <text:p text:style-name="P1"><text:span text:style-name="Default_20_Paragraph_20_Font"><text:span text:style-name="T4"><text:s text:c="6"/>bestimmten Art und Weise beschaffen ist <text:s text:c="223"/></text:span></text:span></text:p>
      <text:p text:style-name="P1"><text:span text:style-name="Default_20_Paragraph_20_Font"><text:span text:style-name="T4">- <text:s text:c="2"/>gibt das Mittel an <text:s text:c="33"/>Das Kind musste die Hefte von seinem Taschengeld bezahlen. <text:s text:c="223"/></text:span></text:span></text:p>
      <text:p text:style-name="P1"><text:span text:style-name="Default_20_Paragraph_20_Font"><text:span text:style-name="T5">zu <text:s text:c="223"/></text:span></text:span></text:p>
      <text:p text:style-name="P1"><text:span text:style-name="Default_20_Paragraph_20_Font"><text:span text:style-name="T5">- <text:s text:c="2"/>gibt ein Verhältnis, einen Vergleich an <text:s text:c="12"/>Das Spiel steht 3 zu 1 für die Gäste. <text:s text:c="223"/></text:span></text:span></text:p>
      <text:p text:style-name="P1"><text:span text:style-name="Default_20_Paragraph_20_Font"><text:span text:style-name="T5"><text:s text:c="224"/></text:span></text:span></text:p>
      <text:p text:style-name="P1"><text:span text:style-name="Default_20_Paragraph_20_Font"><text:span text:style-name="T2">Local <text:s text:c="223"/></text:span></text:span></text:p>
      <text:p text:style-name="P1"><text:span text:style-name="Default_20_Paragraph_20_Font"><text:span text:style-name="T4">ab <text:s text:c="223"/></text:span></text:span></text:p>
      <text:p text:style-name="P1"><text:span text:style-name="Default_20_Paragraph_20_Font"><text:span text:style-name="T4">- <text:s text:c="2"/>Ausgangspunkt einer Strecke <text:s text:c="28"/>Der Bus fährt täglich ab Berlin. <text:s text:c="223"/></text:span></text:span></text:p>
      <text:p text:style-name="P1"><text:span text:style-name="Default_20_Paragraph_20_Font"><text:span text:style-name="T5">an <text:s text:c="223"/></text:span></text:span></text:p>
      <text:p text:style-name="P1"><text:span text:style-name="Default_20_Paragraph_20_Font"><text:span text:style-name="T5">- <text:s text:c="2"/>zur Angabe der Lage (Nähe, Berührung) <text:s text:c="18"/>Das Bild hängt an der Wand. <text:s text:c="223"/></text:span></text:span></text:p>
      <text:p text:style-name="P1"><text:span text:style-name="Default_20_Paragraph_20_Font"><text:span text:style-name="T5">- <text:s text:c="2"/>zur Angabe der Richtung (Nähe, Berührung) <text:s text:c="14"/>Wir hängen das Bild an die Wand. <text:s text:c="223"/></text:span></text:span></text:p>
      <text:p text:style-name="P1"><text:span text:style-name="Default_20_Paragraph_20_Font"><text:span text:style-name="T4">auf <text:s text:c="223"/></text:span></text:span></text:p>
      <text:p text:style-name="P1"><text:span text:style-name="Default_20_Paragraph_20_Font"><text:span text:style-name="T4">- <text:s text:c="2"/>zur Angabe der Lage (Berührung) <text:s text:c="24"/>Das Buch liegt auf dem Tisch. <text:s text:c="223"/></text:span></text:span></text:p>
      <text:p text:style-name="P1"><text:span text:style-name="Default_20_Paragraph_20_Font"><text:span text:style-name="T4">- <text:s text:c="2"/>zur Angabe der Richtung (Berührung) <text:s text:c="20"/>Sie legt das Buch auf den Tisch. <text:s text:c="223"/></text:span></text:span></text:p>
      <text:p text:style-name="P1"><text:span text:style-name="Default_20_Paragraph_20_Font"><text:span text:style-name="T4">- <text:s text:c="2"/>Vor der Bezeichnung von Ämtern und Institutionen (Lage) <text:s text:c="8"/>Sie kauft auf der Post Briefmarken. <text:s text:c="223"/></text:span></text:span></text:p>
      <text:p text:style-name="P1"><text:span text:style-name="Default_20_Paragraph_20_Font"><text:span text:style-name="T4">- <text:s text:c="2"/>Vor der Bezeichnung von Ämtern und Institutionen (Richtung) <text:s text:c="4"/>Sie geht auf die Post. <text:s text:c="223"/></text:span></text:span></text:p>
      <text:p text:style-name="P1"><text:span text:style-name="Default_20_Paragraph_20_Font"><text:span text:style-name="T4">- <text:s text:c="2"/>Zur Angabe der Entfernung <text:s text:c="30"/>Die Explosion war auf drei Kilometer zu hören. <text:s text:c="223"/></text:span></text:span></text:p>
      <text:p text:style-name="P1"><text:span text:style-name="Default_20_Paragraph_20_Font"><text:span text:style-name="T5">aus <text:s text:c="223"/></text:span></text:span></text:p>
      <text:p text:style-name="P1"><text:span text:style-name="Default_20_Paragraph_20_Font"><text:span text:style-name="T5">- <text:s text:c="2"/>Bewegung von innen nach außen <text:s text:c="26"/>Laura nimmt das Pausenbrot aus der Box. <text:s text:c="223"/></text:span></text:span></text:p>
      <text:p text:style-name="P1"><text:span text:style-name="Default_20_Paragraph_20_Font"><text:span text:style-name="T5">- <text:s text:c="2"/>Herkunft, Ursprung, Quelle <text:s text:c="29"/>Er stammt aus einer Handwerkerfamilie. <text:s text:c="223"/></text:span></text:span></text:p>
      <text:p text:style-name="P1"><text:span text:style-name="Default_20_Paragraph_20_Font"><text:span text:style-name="T4">bei <text:s text:c="223"/></text:span></text:span></text:p>
      <text:p text:style-name="P1"><text:span text:style-name="Default_20_Paragraph_20_Font"><text:span text:style-name="T4">- <text:s text:c="2"/>in der Nähe von jdm. / etw. (auch vor Ortsnamen) <text:s text:c="7"/>Ich meine den Parkplatz beim Rathaus. <text:s text:c="223"/></text:span></text:span></text:p>
      <text:p text:style-name="P1"><text:span text:style-name="Default_20_Paragraph_20_Font"><text:span text:style-name="T4"><text:s text:c="60"/>Er saß bei seinen Freunden. <text:s text:c="223"/></text:span></text:span></text:p>
      <text:p text:style-name="P1"><text:span text:style-name="Default_20_Paragraph_20_Font"><text:span text:style-name="T4"><text:s text:c="60"/>Tutzing liegt bei München. <text:s text:c="223"/></text:span></text:span></text:p>
      <text:p text:style-name="P1"><text:span text:style-name="Default_20_Paragraph_20_Font"><text:span text:style-name="T4">- <text:s text:c="2"/>Im Wohn-, Lebens- oder Arbeitsbereich von jdm. <text:s text:c="9"/>Ich wohne bei meinen Eltern. <text:s text:c="223"/></text:span></text:span></text:p>
      <text:p text:style-name="P1"><text:span text:style-name="Default_20_Paragraph_20_Font"><text:span text:style-name="T4"><text:s text:c="60"/>Ich war beim Arzt. <text:s text:c="223"/></text:span></text:span></text:p>
      <text:p text:style-name="P1"><text:span text:style-name="Default_20_Paragraph_20_Font"><text:span text:style-name="T4">- <text:s text:c="2"/>Im Bereich einer Institution / eines Unternehmens <text:s text:c="6"/>Paul arbeitet bei der Post / bei Siemens. <text:s text:c="223"/></text:span></text:span></text:p>
      <text:p text:style-name="P1"><text:soft-page-break/><text:span text:style-name="Default_20_Paragraph_20_Font"><text:span text:style-name="T4">- <text:s text:c="2"/>Im Werk eines Autors <text:s text:c="35"/>Das hat er bei Kant gelesen. <text:s text:c="223"/></text:span></text:span></text:p>
      <text:p text:style-name="P1"><text:span text:style-name="Default_20_Paragraph_20_Font"><text:span text:style-name="T4">- <text:s text:c="2"/>Direkte Berührung <text:s text:c="38"/>Der Kellner hat den Betrunkenen bei der Schulter gepackt. <text:s text:c="223"/></text:span></text:span></text:p>
      <text:p text:style-name="P1"><text:span text:style-name="Default_20_Paragraph_20_Font"><text:span text:style-name="T4">- <text:s text:c="2"/>Im eigenen Bereich (mit Reflexivpronomen) <text:s text:c="14"/>Ich trage mein Handy immer bei mir. <text:s text:c="223"/></text:span></text:span></text:p>
      <text:p text:style-name="P1"><text:span text:style-name="Default_20_Paragraph_20_Font"><text:span text:style-name="T4">- <text:s text:c="2"/>Im Bereich eines Geschehens / Vorgangs <text:s text:c="17"/>Ich bin gerade bei der Hochzeit. <text:s text:c="223"/></text:span></text:span></text:p>
      <text:p text:style-name="P1"><text:span text:style-name="Default_20_Paragraph_20_Font"><text:span text:style-name="T5">bis <text:s text:c="223"/></text:span></text:span></text:p>
      <text:p text:style-name="P1"><text:span text:style-name="Default_20_Paragraph_20_Font"><text:span text:style-name="T5">- <text:s text:c="2"/>bezeichnet eine Grenze, ein Ziel, einen Endpunkt <text:s text:c="7"/>Wie weit ist es bis dahin? <text:s text:c="223"/></text:span></text:span></text:p>
      <text:p text:style-name="P1"><text:span text:style-name="Default_20_Paragraph_20_Font"><text:span text:style-name="T4">durch <text:s text:c="223"/></text:span></text:span></text:p>
      <text:p text:style-name="P1"><text:span text:style-name="Default_20_Paragraph_20_Font"><text:span text:style-name="T4">- <text:s text:c="2"/>in gerader Richtung auf der einen Seite hinein und <text:s text:c="5"/>Der Einbrecher stieg durch das Fenster. <text:s text:c="223"/></text:span></text:span></text:p>
      <text:p text:style-name="P1"><text:span text:style-name="Default_20_Paragraph_20_Font"><text:span text:style-name="T4"><text:s text:c="6"/>auf der anderen hinaus <text:s text:c="226"/></text:span></text:span></text:p>
      <text:p text:style-name="P1"><text:span text:style-name="Default_20_Paragraph_20_Font"><text:span text:style-name="T4">- <text:s text:c="2"/>(kreuz und quer) hindurch in seiner ganzen <text:s text:c="13"/>Wir bummeln durch die Straßen. <text:s text:c="223"/></text:span></text:span></text:p>
      <text:p text:style-name="P1"><text:span text:style-name="Default_20_Paragraph_20_Font"><text:span text:style-name="T4"><text:s text:c="6"/>räumlichen Ausdehnung <text:s text:c="223"/></text:span></text:span></text:p>
      <text:p text:style-name="P1"><text:span text:style-name="Default_20_Paragraph_20_Font"><text:span text:style-name="T5">gegen <text:s text:c="223"/></text:span></text:span></text:p>
      <text:p text:style-name="P1"><text:span text:style-name="Default_20_Paragraph_20_Font"><text:span text:style-name="T5">- <text:s text:c="2"/>bezeichnet die Berührung einer zielgerichteten <text:s text:c="9"/>Der Regen klatschte gegen die Mauer. <text:s text:c="223"/></text:span></text:span></text:p>
      <text:p text:style-name="P1"><text:span text:style-name="Default_20_Paragraph_20_Font"><text:span text:style-name="T5"><text:s text:c="6"/>Bewegung, Handlung (auch im übertragenen Sinne) <text:s text:c="6"/>FC Bayern hat gegen FC Zürich gewonnen. <text:s text:c="223"/></text:span></text:span></text:p>
      <text:p text:style-name="P1"><text:span text:style-name="Default_20_Paragraph_20_Font"><text:span text:style-name="T4">gegenüber <text:s text:c="223"/></text:span></text:span></text:p>
      <text:p text:style-name="P1"><text:span text:style-name="Default_20_Paragraph_20_Font"><text:span text:style-name="T4">- <text:s text:c="2"/>bezeichnet eine Lage, die einer Person, <text:s text:c="16"/>Er wohnt der Post schräg gegenüber. <text:s text:c="223"/></text:span></text:span></text:p>
      <text:p text:style-name="P1"><text:span text:style-name="Default_20_Paragraph_20_Font"><text:span text:style-name="T4"><text:s text:c="6"/>Sache frontal entgegengesetzt ist <text:s text:c="223"/></text:span></text:span></text:p>
      <text:p text:style-name="P1"><text:span text:style-name="Default_20_Paragraph_20_Font"><text:span text:style-name="T5">hinter <text:s text:c="223"/></text:span></text:span></text:p>
      <text:p text:style-name="P1"><text:span text:style-name="Default_20_Paragraph_20_Font"><text:span text:style-name="T5">- <text:s text:c="2"/>bezeichnet ein Lageverhältnis / auf der Rückseite von, <text:s text:c="9"/>Die Garage liegt hinter dem Haus. <text:s text:c="223"/></text:span></text:span></text:p>
      <text:p text:style-name="P1"><text:span text:style-name="Default_20_Paragraph_20_Font"><text:span text:style-name="T5"><text:s text:c="6"/>auf der dem Beobachter abgewandten Seite von <text:s text:c="228"/></text:span></text:span></text:p>
      <text:p text:style-name="P1"><text:span text:style-name="Default_20_Paragraph_20_Font"><text:span text:style-name="T5">- <text:s text:c="2"/>bezeichnet ein Richtungsverhältnis / auf die Rückseite von, <text:s text:c="4"/>Er setzte sich im Theater hinter einen jungen Mann. <text:s text:c="223"/></text:span></text:span></text:p>
      <text:p text:style-name="P1"><text:span text:style-name="Default_20_Paragraph_20_Font"><text:span text:style-name="T5"><text:s text:c="6"/>auf die dem Beobachter abgewandte Seite von <text:s text:c="223"/></text:span></text:span></text:p>
      <text:p text:style-name="P1"><text:span text:style-name="Default_20_Paragraph_20_Font"><text:span text:style-name="T4">in <text:s text:c="223"/></text:span></text:span></text:p>
      <text:p text:style-name="P1"><text:span text:style-name="Default_20_Paragraph_20_Font"><text:span text:style-name="T4">- <text:s text:c="2"/>Angabe eines Bereiches, innerhalb dessen etwas <text:s text:c="9"/>Er arbeitet im Zentrum der Stadt. <text:s text:c="223"/></text:span></text:span></text:p>
      <text:p text:style-name="P1"><text:span text:style-name="Default_20_Paragraph_20_Font"><text:span text:style-name="T4"><text:s text:c="6"/>vor sich geht bzw. sich befindet <text:s text:c="223"/></text:span></text:span></text:p>
      <text:p text:style-name="P1"><text:span text:style-name="Default_20_Paragraph_20_Font"><text:span text:style-name="T4">- <text:s text:c="2"/>Angabe eines Zieles, in das eine Bewegung hineinführt <text:s text:c="2"/>Wir gehen heute Abend ins Theater. <text:s text:c="223"/></text:span></text:span></text:p>
      <text:p text:style-name="P1"><text:span text:style-name="Default_20_Paragraph_20_Font"><text:span text:style-name="T5">nach <text:s text:c="223"/></text:span></text:span></text:p>
      <text:p text:style-name="P1"><text:span text:style-name="Default_20_Paragraph_20_Font"><text:span text:style-name="T5">- <text:s text:c="2"/>bezeichnet ein Richtungsverhältnis, in Verbindung mit <text:s text:c="10"/>Wir reisen nach Berlin. <text:s text:c="223"/></text:span></text:span></text:p>
      <text:p text:style-name="P1"><text:span text:style-name="Default_20_Paragraph_20_Font"><text:span text:style-name="T5"><text:s text:c="6"/>Ortsnamen, Ländernamen, Himmelsrichtungen und Ortsadverbien <text:s text:c="2"/>Wir sind auf dem Weg nach Süden. <text:s text:c="223"/></text:span></text:span></text:p>
      <text:p text:style-name="P1"><text:span text:style-name="Default_20_Paragraph_20_Font"><text:span text:style-name="T5"><text:s text:c="68"/>Der Weg nach oben ist frei. <text:s text:c="223"/></text:span></text:span></text:p>
      <text:p text:style-name="P1"><text:span text:style-name="Default_20_Paragraph_20_Font"><text:span text:style-name="T5">- <text:s text:c="2"/>bezeichnet im übertragenen Sinne die Rangordnung <text:s text:c="7"/>Nach Berlin war Leipzig die größte Stadt der DDR. <text:s text:c="223"/></text:span></text:span></text:p>
      <text:p text:style-name="P1"><text:span text:style-name="Default_20_Paragraph_20_Font"><text:span text:style-name="T4">neben <text:s text:c="223"/></text:span></text:span></text:p>
      <text:p text:style-name="P1"><text:span text:style-name="Default_20_Paragraph_20_Font"><text:span text:style-name="T4">- <text:s text:c="2"/>bezeichnet ein Lageverhältnis / an der Seite von, <text:s text:c="6"/>Er steht auf dem Foto neben mir. <text:s text:c="223"/></text:span></text:span></text:p>
      <text:p text:style-name="P1"><text:span text:style-name="Default_20_Paragraph_20_Font"><text:span text:style-name="T4"><text:s text:c="6"/>in unmittelbarer Nachbarschaft von <text:s text:c="223"/></text:span></text:span></text:p>
      <text:p text:style-name="P1"><text:span text:style-name="Default_20_Paragraph_20_Font"><text:span text:style-name="T4">- <text:s text:c="2"/>bezeichnet ein Richtungsverhältnis / auf die <text:s text:c="11"/>Ich setzte mich neben meinen Vater. <text:s text:c="223"/></text:span></text:span></text:p>
      <text:p text:style-name="P1"><text:span text:style-name="Default_20_Paragraph_20_Font"><text:span text:style-name="T4"><text:s text:c="6"/>Seite von, in unmittelbare Nähe von <text:s text:c="223"/></text:span></text:span></text:p>
      <text:p text:style-name="P1"><text:span text:style-name="Default_20_Paragraph_20_Font"><text:span text:style-name="T5">über <text:s text:c="223"/></text:span></text:span></text:p>
      <text:p text:style-name="P1"><text:span text:style-name="Default_20_Paragraph_20_Font"><text:span text:style-name="T5"><text:s text:c="4"/>Lageverhältnis - drückt aus, dass.. <text:s text:c="223"/></text:span></text:span></text:p>
      <text:p text:style-name="P1"><text:span text:style-name="Default_20_Paragraph_20_Font"><text:span text:style-name="T5">- <text:s text:c="2"/>..sich etwas höher als etwas oder jemand meisten <text:s text:c="7"/>Die Lampe hängt über dem Tisch. <text:s text:c="223"/></text:span></text:span></text:p>
      <text:p text:style-name="P1"><text:span text:style-name="Default_20_Paragraph_20_Font"><text:span text:style-name="T5"><text:s text:c="6"/>senkrecht oberhalb davon befindet <text:s text:c="223"/></text:span></text:span></text:p>
      <text:p text:style-name="P1"><text:span text:style-name="Default_20_Paragraph_20_Font"><text:span text:style-name="T5">- <text:s text:c="2"/>..sich etwas unmittelbar auf etwas befindet <text:s text:c="12"/>Sie trägt einen Mantel über dem Kleid. <text:s text:c="223"/></text:span></text:span></text:p>
      <text:p text:style-name="P1"><text:span text:style-name="Default_20_Paragraph_20_Font"><text:span text:style-name="T5"><text:s text:c="6"/>und es ganz oder teilweise bedeckt <text:s text:c="223"/></text:span></text:span></text:p>
      <text:p text:style-name="P1"><text:span text:style-name="Default_20_Paragraph_20_Font"><text:span text:style-name="T5">- <text:s text:c="2"/>..sich jemand, etwas jenseits von jemandem, etwas <text:s text:c="6"/>Er wohnt gleich über der Straße. <text:s text:c="223"/></text:span></text:span></text:p>
      <text:p text:style-name="P1"><text:span text:style-name="Default_20_Paragraph_20_Font"><text:span text:style-name="T5"><text:s text:c="6"/>befindet / auf der anderen Seite <text:s text:c="223"/></text:span></text:span></text:p>
      <text:p text:style-name="P1"><text:span text:style-name="Default_20_Paragraph_20_Font"><text:span text:style-name="T5"><text:s text:c="4"/>Richtungsverhältnis - bezeichnet die Bewegung.. <text:s text:c="223"/></text:span></text:span></text:p>
      <text:p text:style-name="P1"><text:span text:style-name="Default_20_Paragraph_20_Font"><text:span text:style-name="T5">- <text:s text:c="2"/>..nach oben <text:s text:c="44"/>Er klettert über die Mauer. <text:s text:c="223"/></text:span></text:span></text:p>
      <text:p text:style-name="P1"><text:span text:style-name="Default_20_Paragraph_20_Font"><text:span text:style-name="T5">- <text:s text:c="2"/>..oder Erstreckung nach oben, wobei eine Grenze <text:s text:c="8"/>Sie wurde bis über die Ohren rot. <text:s text:c="223"/></text:span></text:span></text:p>
      <text:p text:style-name="P1"><text:span text:style-name="Default_20_Paragraph_20_Font"><text:span text:style-name="T5"><text:s text:c="6"/>überschritten wird <text:s text:c="223"/></text:span></text:span></text:p>
      <text:p text:style-name="P1"><text:span text:style-name="Default_20_Paragraph_20_Font"><text:span text:style-name="T5">- <text:s text:c="2"/>..oder Erstreckung parallel zu einer Oberfläche <text:s text:c="8"/>Sie strich dem Kind über das Haar. <text:s text:c="223"/></text:span></text:span></text:p>
      <text:p text:style-name="P1"><text:span text:style-name="Default_20_Paragraph_20_Font"><text:span text:style-name="T5">- <text:s text:c="2"/>..an einem Ort vorbei oder durch ihn hindurch <text:s text:c="10"/>Sie fuhren über Berlin nach Rostock. <text:s text:c="223"/></text:span></text:span></text:p>
      <text:p text:style-name="P1"><text:span text:style-name="Default_20_Paragraph_20_Font"><text:span text:style-name="T5">- <text:s text:c="2"/>..von oben auf ein Ziel hin, wobei etwas unmittelbar <text:s text:c="3"/>Die Decke sollst du über den Tisch legen. <text:s text:c="223"/></text:span></text:span></text:p>
      <text:p text:style-name="P1"><text:span text:style-name="Default_20_Paragraph_20_Font"><text:span text:style-name="T5"><text:s text:c="6"/>auf etwas zu liegen kommt und es ganz oder teilweise bedeckt <text:s text:c="223"/></text:span></text:span></text:p>
      <text:p text:style-name="P1"><text:span text:style-name="Default_20_Paragraph_20_Font"><text:span text:style-name="T5">- <text:s text:c="2"/>..von oben auf etwas herab <text:s text:c="29"/>Wasser über die Blumen gießen. <text:s text:c="223"/></text:span></text:span></text:p>
      <text:p text:style-name="P1"><text:span text:style-name="Default_20_Paragraph_20_Font"><text:span text:style-name="T4">um <text:s text:c="223"/></text:span></text:span></text:p>
      <text:p text:style-name="P1"><text:span text:style-name="Default_20_Paragraph_20_Font"><text:span text:style-name="T4">- <text:s text:c="2"/>drückt aus, dass sich jemand / etwas ganz oder teilweise <text:s text:c="7"/>Sie fuhren mit dem Boot um die Insel (herum). <text:s text:c="223"/></text:span></text:span></text:p>
      <text:p text:style-name="P1"><text:span text:style-name="Default_20_Paragraph_20_Font"><text:span text:style-name="T4"><text:s text:c="6"/>im Kreis um etwas / jemanden herum bewegt <text:s text:c="223"/></text:span></text:span></text:p>
      <text:p text:style-name="P1"><text:span text:style-name="Default_20_Paragraph_20_Font"><text:span text:style-name="T4">- <text:s text:c="2"/>drückt aus, dass etwas / jemand auf allen Seiten umgeben ist <text:s text:c="3"/>Eine Kette um den Hals tragen. <text:s text:c="223"/></text:span></text:span></text:p>
      <text:p text:style-name="P1"><text:span text:style-name="Default_20_Paragraph_20_Font"><text:span text:style-name="T5">unter <text:s text:c="223"/></text:span></text:span></text:p>
      <text:p text:style-name="P1"><text:span text:style-name="Default_20_Paragraph_20_Font"><text:span text:style-name="T5">- <text:s text:c="2"/>bezeichnet im Verhältnis zu einem Bezugspunkt <text:s text:c="10"/>Sie trägt ein Kleid unter dem Mantel. <text:s text:c="223"/></text:span></text:span></text:p>
      <text:p text:style-name="P1"><text:span text:style-name="Default_20_Paragraph_20_Font"><text:span text:style-name="T5"><text:s text:c="6"/>eine vertikal tiefere Lage <text:s text:c="223"/></text:span></text:span></text:p>
      <text:p text:style-name="P1"><text:span text:style-name="Default_20_Paragraph_20_Font"><text:span text:style-name="T5">- <text:s text:c="2"/>bezeichnet die Richtung auf eine im Verhältnis <text:s text:c="9"/>Den Brief hat er unter das Buch gelegt. <text:s text:c="223"/></text:span></text:span></text:p>
      <text:p text:style-name="P1"><text:span text:style-name="Default_20_Paragraph_20_Font"><text:span text:style-name="T5"><text:s text:c="6"/>zu einem Bezugspunkt tiefer gelegene Stelle <text:s text:c="223"/></text:span></text:span></text:p>
      <text:p text:style-name="P1"><text:span text:style-name="Default_20_Paragraph_20_Font"><text:span text:style-name="T5">- <text:s text:c="2"/>bezeichnet die Lage, das Sichbefinden einer Person, <text:s text:c="4"/>Unter den Besuchern befanden sich zahlreiche Ausländer. <text:s text:c="223"/></text:span></text:span></text:p>
      <text:p text:style-name="P1"><text:span text:style-name="Default_20_Paragraph_20_Font"><text:span text:style-name="T5"><text:s text:c="6"/>Sache in einer Gruppe, Menge <text:s text:c="223"/></text:span></text:span></text:p>
      <text:p text:style-name="P1"><text:span text:style-name="Default_20_Paragraph_20_Font"><text:span text:style-name="T5">- <text:s text:c="2"/>bezeichnet die Richtung in eine Gruppe, Menge hinein <text:s text:c="3"/>Er mischte sich unter die Leute. <text:s text:c="223"/></text:span></text:span></text:p>
      <text:p text:style-name="P1"><text:span text:style-name="Default_20_Paragraph_20_Font"><text:span text:style-name="T5">- <text:s text:c="2"/>bezeichnet auch eine Wechselbeziehung <text:s text:c="18"/>Unter den Studenten gab es rege Diskussionen. <text:s text:c="223"/></text:span></text:span></text:p>
      <text:p text:style-name="P1"><text:span text:style-name="Default_20_Paragraph_20_Font"><text:span text:style-name="T4">von <text:s text:c="223"/></text:span></text:span></text:p>
      <text:p text:style-name="P1"><text:span text:style-name="Default_20_Paragraph_20_Font"><text:span text:style-name="T4">- <text:s text:c="2"/>gibt an, dass ein Ort / eine Person Ausgangspunkt <text:s text:c="6"/>Wir sind von Norden nach Süden gefahren. <text:s text:c="223"/></text:span></text:span></text:p>
      <text:p text:style-name="P1"><text:span text:style-name="Default_20_Paragraph_20_Font"><text:span text:style-name="T4"><text:s text:c="6"/>einer Bewegung oder eines Vorgangs ist <text:s text:c="223"/></text:span></text:span></text:p>
      <text:p text:style-name="P1"><text:span text:style-name="Default_20_Paragraph_20_Font"><text:span text:style-name="T4">- <text:s text:c="2"/>gibt an, dass ein Ort / eine Person Anfangspunkt <text:s text:c="7"/>Drei Schritte von mir blieb er stehen. <text:s text:c="223"/></text:span></text:span></text:p>
      <text:p text:style-name="P1"><text:span text:style-name="Default_20_Paragraph_20_Font"><text:span text:style-name="T4"><text:s text:c="6"/>einer räumlichen Erstreckung, Bezugspunkt für die <text:s text:c="223"/></text:span></text:span></text:p>
      <text:p text:style-name="P1"><text:span text:style-name="Default_20_Paragraph_20_Font"><text:span text:style-name="T4"><text:s text:c="6"/>Kennzeichnung einer Entfernung oder eines Lageverhältnisses ist <text:s text:c="223"/></text:span></text:span></text:p>
      <text:p text:style-name="P1"><text:span text:style-name="Default_20_Paragraph_20_Font"><text:span text:style-name="T4">- <text:s text:c="2"/>gibt die Herkunft, den Ursprung an <text:s text:c="21"/>Seine Frau kommt von der Küste. <text:s text:c="223"/></text:span></text:span></text:p>
      <text:p text:style-name="P1"><text:span text:style-name="Default_20_Paragraph_20_Font"><text:span text:style-name="T5">vor <text:s text:c="223"/></text:span></text:span></text:p>
      <text:p text:style-name="P1"><text:span text:style-name="Default_20_Paragraph_20_Font"><text:span text:style-name="T5">- <text:s text:c="2"/>bezeichnet ein Lageverhältnis / auf, an <text:s text:c="16"/>Kannst du vor dem Kino auf mich warten? <text:s text:c="223"/></text:span></text:span></text:p>
      <text:p text:style-name="P1"><text:span text:style-name="Default_20_Paragraph_20_Font"><text:span text:style-name="T5"><text:s text:c="6"/>der Vorderseite, der dem Beobachter zugewandten Seite <text:s text:c="223"/></text:span></text:span></text:p>
      <text:p text:style-name="P1"><text:soft-page-break/><text:span text:style-name="Default_20_Paragraph_20_Font"><text:span text:style-name="T5">- <text:s text:c="2"/>bezeichnet ein Richtungsverhältnis / auf, an <text:s text:c="11"/>Sie stellte sich vor den Spiegel. <text:s text:c="223"/></text:span></text:span></text:p>
      <text:p text:style-name="P1"><text:span text:style-name="Default_20_Paragraph_20_Font"><text:span text:style-name="T5"><text:s text:c="6"/>die Vorderseite, die dem Beobachter zugewandte Seite <text:s text:c="223"/></text:span></text:span></text:p>
      <text:p text:style-name="P1"><text:span text:style-name="Default_20_Paragraph_20_Font"><text:span text:style-name="T5">- <text:s text:c="2"/>bezeichnet im übertragenen Sinne die Rangordnung <text:s text:c="7"/>Der Größe nach kommt Leipzig vor Dresden. <text:s text:c="223"/></text:span></text:span></text:p>
      <text:p text:style-name="P1"><text:span text:style-name="Default_20_Paragraph_20_Font"><text:span text:style-name="T4">zu <text:s text:c="223"/></text:span></text:span></text:p>
      <text:p text:style-name="P1"><text:span text:style-name="Default_20_Paragraph_20_Font"><text:span text:style-name="T4">- <text:s text:c="2"/>bezeichnet ein Richtungsverhältnis - gibt mit <text:s text:c="10"/>Bis zum See ist es noch eine halbe Stunde Weg. <text:s text:c="223"/></text:span></text:span></text:p>
      <text:p text:style-name="P1"><text:span text:style-name="Default_20_Paragraph_20_Font"><text:span text:style-name="T4"><text:s text:c="6"/>der Richtung auch das Ziel an, wohin sich jemand <text:s text:c="223"/></text:span></text:span></text:p>
      <text:p text:style-name="P1"><text:span text:style-name="Default_20_Paragraph_20_Font"><text:span text:style-name="T4"><text:s text:c="6"/>in einer bestimmten Absicht bewegt <text:s text:c="223"/></text:span></text:span></text:p>
      <text:p text:style-name="P1"><text:span text:style-name="Default_20_Paragraph_20_Font"><text:span text:style-name="T4">- <text:s text:c="2"/>gibt die Richtung mit dem Ziel <text:s text:c="25"/>Sie gehen zur Schule. <text:s text:c="223"/></text:span></text:span></text:p>
      <text:p text:style-name="P1"><text:span text:style-name="Default_20_Paragraph_20_Font"><text:span text:style-name="T4"><text:s text:c="6"/>der Teilnahme an etwas an <text:s text:c="223"/></text:span></text:span></text:p>
      <text:p text:style-name="P1"><text:span text:style-name="Default_20_Paragraph_20_Font"><text:span text:style-name="T5">zwischen <text:s text:c="223"/></text:span></text:span></text:p>
      <text:p text:style-name="P1"><text:span text:style-name="Default_20_Paragraph_20_Font"><text:span text:style-name="T5">- <text:s text:c="2"/>bezeichnet ein Lageverhältnis - innerhalb eines <text:s text:c="8"/>Zwischen den beiden Häusern ist eine Durchfahrt. <text:s text:c="223"/></text:span></text:span></text:p>
      <text:p text:style-name="P1"><text:span text:style-name="Default_20_Paragraph_20_Font"><text:span text:style-name="T5"><text:s text:c="6"/>von zwei Begrenzungen festgelegten Raumes <text:s text:c="223"/></text:span></text:span></text:p>
      <text:p text:style-name="P1"><text:span text:style-name="Default_20_Paragraph_20_Font"><text:span text:style-name="T5">- <text:s text:c="2"/>bezeichnet ein Richtungsverhältnis - in einen <text:s text:c="10"/>Er will die Garage zwischen die beiden Häuser bauen. <text:s text:c="223"/></text:span></text:span></text:p>
      <text:p text:style-name="P1"><text:span text:style-name="Default_20_Paragraph_20_Font"><text:span text:style-name="T5"><text:s text:c="6"/>von zwei Begrenzungen festgelegten Raum <text:s text:c="223"/></text:span></text:span></text:p>
      <text:p text:style-name="P1"><text:span text:style-name="Default_20_Paragraph_20_Font"><text:span text:style-name="T5">- <text:s text:c="2"/>bezeichnet die Lage, das Sichbefinden einer Sache, <text:s text:c="5"/>Zwischen den Erdbeeren steht viel Unkraut. <text:s text:c="223"/></text:span></text:span></text:p>
      <text:p text:style-name="P1"><text:span text:style-name="Default_20_Paragraph_20_Font"><text:span text:style-name="T5"><text:s text:c="6"/>Person innerhalb einer Menge, Gruppe <text:s text:c="223"/></text:span></text:span></text:p>
      <text:p text:style-name="P1"><text:span text:style-name="Default_20_Paragraph_20_Font"><text:span text:style-name="T5">- <text:s text:c="2"/>bezeichnet die Richtung in eine Menge, Gruppe hinein <text:s text:c="3"/>Sie hat zwischen den Salat Radieschen gesät. <text:s text:c="223"/></text:span></text:span></text:p>
      <text:p text:style-name="P1"><text:span text:style-name="Default_20_Paragraph_20_Font"><text:span text:style-name="T5"><text:s text:c="224"/></text:span></text:span></text:p>
      <text:p text:style-name="P1"><text:span text:style-name="Default_20_Paragraph_20_Font"><text:span text:style-name="T3">sonstige <text:s text:c="223"/></text:span></text:span></text:p>
      <text:p text:style-name="P1"><text:span text:style-name="Default_20_Paragraph_20_Font"><text:span text:style-name="T4">ab <text:s text:c="223"/></text:span></text:span></text:p>
      <text:p text:style-name="P1"><text:span text:style-name="Default_20_Paragraph_20_Font"><text:span text:style-name="T4">- <text:s text:c="2"/>Angabe einer minimalen Zahl <text:s text:c="20"/>Ab 1000 Exemplaren kostet das Stück nur 2 Euro. <text:s text:c="223"/></text:span></text:span></text:p>
      <text:p text:style-name="P1"><text:span text:style-name="Default_20_Paragraph_20_Font"><text:span text:style-name="T5">auf <text:s text:c="223"/></text:span></text:span></text:p>
      <text:p text:style-name="P1"><text:span text:style-name="Default_20_Paragraph_20_Font"><text:span text:style-name="T5">- <text:s text:c="2"/>Aufteilung einer Menge auf die Grundeinheit <text:s text:c="4"/>Man nehme zwei Eier auf ein Kilo Mehl. <text:s text:c="223"/></text:span></text:span></text:p>
      <text:p text:style-name="P1"><text:span text:style-name="Default_20_Paragraph_20_Font"><text:span text:style-name="T5">- <text:s text:c="2"/>bezeichnet den Zweck <text:s text:c="27"/>Wir müssen diese Arbeit auf Fehler durchsuchen. <text:s text:c="223"/></text:span></text:span></text:p>
      <text:p text:style-name="P1"><text:span text:style-name="Default_20_Paragraph_20_Font"><text:span text:style-name="T4">bei <text:s text:c="223"/></text:span></text:span></text:p>
      <text:p text:style-name="P1"><text:span text:style-name="Default_20_Paragraph_20_Font"><text:span text:style-name="T4">- <text:s text:c="2"/>allgemeine Beziehung (was etwas betrifft) <text:s text:c="6"/>Bei Ausländern findet man diese Ansicht häufig. <text:s text:c="223"/></text:span></text:span></text:p>
      <text:p text:style-name="P1"><text:span text:style-name="Default_20_Paragraph_20_Font"><text:span text:style-name="T4">- <text:s text:c="2"/>Man ist mit etwas beschäftigt. <text:s text:c="17"/>Er ist beim Schreiben. Er ist bei der Arbeit. <text:s text:c="223"/></text:span></text:span></text:p>
      <text:p text:style-name="P1"><text:span text:style-name="Default_20_Paragraph_20_Font"><text:span text:style-name="T4">- <text:s text:c="2"/>im Falle jmds. <text:s text:c="33"/>Auch bei mir ist es so, dass ich seit Wochen auf mein Gehalt warte. <text:s text:c="223"/></text:span></text:span></text:p>
      <text:p text:style-name="P1"><text:span text:style-name="Default_20_Paragraph_20_Font"><text:span text:style-name="T4">- <text:s text:c="2"/>bezeichnung des Begleitumstandes <text:s text:c="15"/>Er schläft bei geöffnetem Fenster. <text:s text:c="223"/></text:span></text:span></text:p>
      <text:p text:style-name="P1"><text:span text:style-name="Default_20_Paragraph_20_Font"><text:span text:style-name="T5">um <text:s text:c="223"/></text:span></text:span></text:p>
      <text:p text:style-name="P1"><text:span text:style-name="Default_20_Paragraph_20_Font"><text:span text:style-name="T5">- <text:s text:c="2"/>bezeichnet bei Maß-, <text:s text:c="27"/>Der Rock wurde um 5 cm gekürzt. <text:s text:c="223"/></text:span></text:span></text:p>
      <text:p text:style-name="P1"><text:span text:style-name="Default_20_Paragraph_20_Font"><text:span text:style-name="T5"><text:s text:c="6"/>Mengenangaben den Unterschied <text:s text:c="223"/></text:span></text:span></text:p>
      <text:p text:style-name="P1"><text:span text:style-name="Default_20_Paragraph_20_Font"><text:span text:style-name="T4">von <text:s text:c="223"/></text:span></text:span></text:p>
      <text:p text:style-name="P1"><text:span text:style-name="Default_20_Paragraph_20_Font"><text:span text:style-name="T4">- <text:s text:c="2"/>steht als Teil einer präpositionalen <text:s text:c="11"/>Er ist Vater von drei Söhnen. <text:s text:c="223"/></text:span></text:span></text:p>
      <text:p text:style-name="P1"><text:span text:style-name="Default_20_Paragraph_20_Font"><text:span text:style-name="T4"><text:s text:c="6"/>Verbindung, die ein Genitivattribut vertritt <text:s text:c="223"/></text:span></text:span></text:p>
      <text:p text:style-name="P1"><text:span text:style-name="Default_20_Paragraph_20_Font"><text:span text:style-name="T4">- <text:s text:c="2"/>fügt eine Bestimmung hinzu, <text:s text:c="20"/>Die Frau von heute. <text:s text:c="223"/></text:span></text:span></text:p>
      <text:p text:style-name="P1"><text:span text:style-name="Default_20_Paragraph_20_Font"><text:span text:style-name="T4"><text:s text:c="6"/>durch die etwas / jemand gekennzeichnet wird <text:s text:c="223"/></text:span></text:span></text:p>
      <text:p text:style-name="P1"><text:span text:style-name="Default_20_Paragraph_20_Font"><text:span text:style-name="T5">vor <text:s text:c="223"/></text:span></text:span></text:p>
      <text:p text:style-name="P1"><text:span text:style-name="Default_20_Paragraph_20_Font"><text:span text:style-name="T5">- <text:s text:c="2"/>bezeichnet die Hinwendung zu einer Person <text:s text:c="6"/>Der Politiker gab vor der Weltöffentlichkeit eine Erklärung ab. <text:s text:c="223"/></text:span></text:span></text:p>
      <text:p text:style-name="P1"><text:span text:style-name="Default_20_Paragraph_20_Font"><text:span text:style-name="T5"><text:s text:c="6"/>oder Personengruppe, auf deren Anwesenheit die Handlung bezogen ist <text:s text:c="223"/></text:span></text:span></text:p>
      <text:p text:style-name="P1"><text:span text:style-name="Default_20_Paragraph_20_Font"><text:span text:style-name="T4">zwischen <text:s text:c="223"/></text:span></text:span></text:p>
      <text:p text:style-name="P1"><text:span text:style-name="Default_20_Paragraph_20_Font"><text:span text:style-name="T4">- <text:s text:c="2"/>weist auf eine Wechselbeziehung hin <text:s text:c="12"/>Die Verbindung zwischen uns ist abgerissen. <text:s text:c="223"/></text:span></text:span></text:p>
      <text:p text:style-name="P1"><text:span text:style-name="Default_20_Paragraph_20_Font"><text:span text:style-name="T4">- <text:s text:c="2"/>setzt Größen zueinander in Beziehung <text:s text:c="11"/>Der Unterschied zwischen Mensch und Affe. <text:s text:c="223"/></text:span></text:span></text:p>
      <text:p text:style-name="P1"><text:span text:style-name="Default_20_Paragraph_20_Font"><text:span text:style-name="T4">- <text:s text:c="2"/>verweist auf eine innerhalb zweier <text:s text:c="13"/>Die Temperatur soll morgen zwischen 20 und 22 Grad liegen. <text:s text:c="223"/></text:span></text:span></text:p>
      <text:p text:style-name="P1"><text:span text:style-name="Default_20_Paragraph_20_Font"><text:span text:style-name="T4"><text:s text:c="6"/>genannter Grenzwerte liegende Zahl <text:s text:c="223"/></text:span></text:span></text:p>
      <text:p text:style-name="P1"><text:span text:style-name="Default_20_Paragraph_20_Font"><text:span text:style-name="T5"><text:s text:c="224"/></text:span></text:span></text:p>
      <text:p text:style-name="P1"><text:span text:style-name="Default_20_Paragraph_20_Font"><text:span text:style-name="T3">konditional <text:s text:c="263"/></text:span></text:span></text:p>
      <text:p text:style-name="P1"><text:span text:style-name="Default_20_Paragraph_20_Font"><text:span text:style-name="T5">auf <text:s text:c="223"/></text:span></text:span></text:p>
      <text:p text:style-name="P1"><text:span text:style-name="Default_20_Paragraph_20_Font"><text:span text:style-name="T5">- <text:s text:c="2"/>bezeichnet die Bedingung <text:s text:c="23"/>Vollnarkose auf Wunsch. <text:s text:c="223"/></text:span></text:span></text:p>
      <text:p text:style-name="P1"><text:span text:style-name="Default_20_Paragraph_20_Font"><text:span text:style-name="T4">bei <text:s text:c="223"/></text:span></text:span></text:p>
      <text:p text:style-name="P1"><text:span text:style-name="Default_20_Paragraph_20_Font"><text:span text:style-name="T4">- <text:s text:c="2"/>bezeichnet eine Bedingung <text:s text:c="22"/>Bei Regen machen wir den Ausflug nicht. <text:s text:c="223"/></text:span></text:span></text:p>
      <text:p text:style-name="P1"><text:span text:style-name="Default_20_Paragraph_20_Font"><text:span text:style-name="T5"><text:s text:c="224"/></text:span></text:span></text:p>
      <text:p text:style-name="P1"><text:span text:style-name="Default_20_Paragraph_20_Font"><text:span text:style-name="T3">konzessiv / adversativ <text:s text:c="223"/></text:span></text:span></text:p>
      <text:p text:style-name="P1"><text:span text:style-name="Default_20_Paragraph_20_Font"><text:span text:style-name="T5">bei <text:s text:c="223"/></text:span></text:span></text:p>
      <text:p text:style-name="P1"><text:span text:style-name="Default_20_Paragraph_20_Font"><text:span text:style-name="T5">- <text:s text:c="2"/>Bezeichnet den Gegensatz <text:s text:c="23"/>Bei aller Hilfsbereitschaft sollte man den Spendenaufrufen im Netz kritisch begegnen. <text:s text:c="223"/></text:span></text:span></text:p>
      <text:p text:style-name="P1"><text:span text:style-name="Default_20_Paragraph_20_Font"><text:span text:style-name="T5"><text:s text:c="224"/></text:span></text:span></text:p>
      <text:p text:style-name="P1"><text:span text:style-name="Default_20_Paragraph_20_Font"><text:span text:style-name="T3">final <text:s text:c="223"/></text:span></text:span></text:p>
      <text:p text:style-name="P1"><text:span text:style-name="Default_20_Paragraph_20_Font"><text:span text:style-name="T5">für <text:s text:c="223"/></text:span></text:span></text:p>
      <text:p text:style-name="P1"><text:span text:style-name="Default_20_Paragraph_20_Font"><text:span text:style-name="T5">- <text:s text:c="2"/>bezeichnet das Ziel, den Zweck <text:s text:c="17"/>Er spart für ein Auto. <text:s text:c="223"/></text:span></text:span></text:p>
      <text:p text:style-name="P1"><text:span text:style-name="Default_20_Paragraph_20_Font"><text:span text:style-name="T4">zu <text:s text:c="223"/></text:span></text:span></text:p>
      <text:p text:style-name="P1"><text:span text:style-name="Default_20_Paragraph_20_Font"><text:span text:style-name="T4">- <text:s text:c="2"/>bezeichnet den Zweck, das Ziel <text:s text:c="17"/>Sie hat nichts Warmes zum Anziehen. <text:s text:c="223"/></text:span></text:span></text:p>
      <text:p text:style-name="P1"><text:span text:style-name="Default_20_Paragraph_20_Font"><text:span text:style-name="T5"><text:s text:c="224"/></text:span></text:span></text:p>
      <text:p text:style-name="P1"><text:span text:style-name="Default_20_Paragraph_20_Font"><text:span text:style-name="T3">instrumental <text:s text:c="223"/></text:span></text:span></text:p>
      <text:p text:style-name="P1"><text:span text:style-name="Default_20_Paragraph_20_Font"><text:span text:style-name="T5">mit <text:s text:c="223"/></text:span></text:span></text:p>
      <text:p text:style-name="P1"><text:span text:style-name="Default_20_Paragraph_20_Font"><text:span text:style-name="T5">- <text:s text:c="2"/>bezeichnet das Mittel <text:s text:c="26"/>Wir fahren mit dem Auto zur Arbeit. <text:s text:c="223"/></text:span></text:span></text:p>
      <text:p text:style-name="P1"><text:span text:style-name="Default_20_Paragraph_20_Font"><text:span text:style-name="T5"><text:s text:c="224"/></text:span></text:span></text:p>
      <text:p text:style-name="P1"><text:span text:style-name="Default_20_Paragraph_20_Font"><text:span text:style-name="T3">kopulativ <text:s text:c="223"/></text:span></text:span></text:p>
      <text:p text:style-name="P1"><text:span text:style-name="Default_20_Paragraph_20_Font"><text:span text:style-name="T5">neben <text:s text:c="223"/></text:span></text:span></text:p>
      <text:p text:style-name="P1"><text:span text:style-name="Default_20_Paragraph_20_Font"><text:span text:style-name="T5">- <text:s text:c="2"/>gleichzeitig mit, außer <text:s text:c="24"/>Neben seinem Vermögen hatte er noch eine Rente. <text:s text:c="223"/></text:span></text:span></text:p>
      <text:p text:style-name="P1"><text:span text:style-name="Default_20_Paragraph_20_Font"><text:span text:style-name="T5"><text:s text:c="224"/></text:span></text:span></text:p>
      <text:p text:style-name="P1"><text:span text:style-name="Default_20_Paragraph_20_Font"><text:span text:style-name="T3">restriktiv <text:s text:c="223"/></text:span></text:span></text:p>
      <text:p text:style-name="P1"><text:span text:style-name="Default_20_Paragraph_20_Font"><text:span text:style-name="T5">ohne <text:s text:c="223"/></text:span></text:span></text:p>
      <text:p text:style-name="P1"><text:span text:style-name="Default_20_Paragraph_20_Font"><text:span text:style-name="T5">- <text:s text:c="2"/>bezeichnet ein Nichtvorhandensein, ein Fehlen <text:s text:c="2"/>Ein Kleid ohne Ärmel. <text:s text:c="223"/></text:span></text:span></text:p>
      <text:p text:style-name="P4"><text:span text:style-name="Default_20_Paragraph_20_Fon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346in" fo:margin-bottom="0.7839in" fo:margin-left="0.4465in" fo:margin-right="0.404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yulian</meta:initial-creator>
    <meta:creation-date>2019-11-04T20:44:00Z</meta:creation-date>
    <dc:date>2019-11-30T22:01:25.180000000</dc:date>
    <meta:editing-cycles>16</meta:editing-cycles>
    <meta:editing-duration>PT49M4S</meta:editing-duration>
    <meta:document-statistic meta:table-count="0" meta:image-count="0" meta:object-count="0" meta:page-count="4" meta:paragraph-count="301" meta:word-count="2341" meta:character-count="84524" meta:non-whitespace-character-count="12122"/>
    <meta:template xlink:type="simple" xlink:actuate="onRequest" xlink:title="" xlink:href="Normal.dotm"/>
  </office:meta>
</office:document-meta>
</file>